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fill-color="#000000" draw:textarea-horizontal-align="justify" draw:textarea-vertical-align="middle" draw:auto-grow-height="false" fo:min-height="8.132cm" fo:min-width="4.326cm"/>
    </style:style>
    <style:style style:name="gr2" style:family="graphic" style:parent-style-name="standard">
      <style:graphic-properties draw:stroke="none" svg:stroke-width="0.106cm" draw:marker-start-width="0.359cm" draw:marker-end-width="0.359cm" draw:fill-color="#000000" draw:textarea-horizontal-align="justify" draw:textarea-vertical-align="middle" draw:auto-grow-height="false" fo:min-height="1.676cm" fo:min-width="1.426cm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width="0.106cm" draw:marker-start-width="0.358cm" draw:marker-end-width="0.358cm" draw:fill="solid" draw:fill-color="#6666ff" draw:textarea-horizontal-align="justify" draw:textarea-vertical-align="middle" draw:auto-grow-height="false" fo:min-height="7.624cm" fo:min-width="3.818cm" fo:padding-top="0.177cm" fo:padding-bottom="0.177cm" fo:padding-left="0.302cm" fo:padding-right="0.302cm"/>
    </style:style>
    <style:style style:name="gr4" style:family="graphic" style:parent-style-name="standard">
      <style:graphic-properties draw:stroke="none" draw:fill="solid" draw:fill-color="#66ffff" draw:textarea-horizontal-align="justify" draw:textarea-vertical-align="middle" draw:auto-grow-height="false" fo:min-height="1.528cm" fo:min-width="3.818cm"/>
    </style:style>
    <style:style style:name="gr5" style:family="graphic" style:parent-style-name="standard">
      <style:graphic-properties draw:fill-color="#66ffff" draw:textarea-horizontal-align="justify" draw:textarea-vertical-align="middle" draw:auto-grow-height="false" fo:min-height="0.11cm" fo:min-width="0cm"/>
    </style:style>
    <style:style style:name="gr6" style:family="graphic" style:parent-style-name="standard">
      <style:graphic-properties draw:fill-color="#66ffff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212cm" svg:stroke-color="#6666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draw:stroke="solid" draw:fill-color="#000000" draw:textarea-horizontal-align="justify" draw:textarea-vertical-align="middle" draw:auto-grow-height="false" fo:min-height="3.052cm" fo:min-width="4.326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2.544cm" fo:min-width="0.77cm"/>
    </style:style>
    <style:style style:name="gr10" style:family="graphic" style:parent-style-name="standard">
      <style:graphic-properties draw:stroke="none" draw:fill="solid" draw:fill-color="#66ffff" draw:textarea-horizontal-align="justify" draw:textarea-vertical-align="middle" draw:auto-grow-height="false" fo:min-height="2.544cm" fo:min-width="2.04cm"/>
    </style:style>
    <style:style style:name="gr11" style:family="graphic" style:parent-style-name="objectwithoutfill">
      <style:graphic-properties svg:stroke-width="0.212cm" svg:stroke-color="#66ff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.512cm" fo:min-width="2.802cm"/>
    </style:style>
    <style:style style:name="gr13" style:family="graphic" style:parent-style-name="standard">
      <style:graphic-properties draw:fill-color="#6666ff" draw:textarea-horizontal-align="justify" draw:textarea-vertical-align="middle" draw:auto-grow-height="false" fo:min-height="0.004cm" fo:min-width="2.04cm"/>
    </style:style>
    <style:style style:name="gr14" style:family="graphic" style:parent-style-name="standard">
      <style:graphic-properties draw:stroke="none" svg:stroke-width="0.106cm" draw:marker-start-width="0.358cm" draw:marker-end-width="0.358cm" draw:fill="solid" draw:fill-color="#6666ff" draw:textarea-horizontal-align="justify" draw:textarea-vertical-align="middle" draw:auto-grow-height="false" fo:min-height="1.17cm" fo:min-width="3.714cm" fo:padding-top="0.177cm" fo:padding-bottom="0.177cm" fo:padding-left="0.302cm" fo:padding-right="0.302cm"/>
    </style:style>
    <style:style style:name="gr15" style:family="graphic" style:parent-style-name="standard">
      <style:graphic-properties draw:stroke="none" draw:fill="solid" draw:fill-color="#66ffff" draw:textarea-horizontal-align="justify" draw:textarea-vertical-align="middle" draw:auto-grow-height="false" fo:min-height="6.1cm" fo:min-width="3.818cm"/>
    </style:style>
    <style:style style:name="gr16" style:family="graphic" style:parent-style-name="standard">
      <style:graphic-properties draw:stroke="none" draw:fill-color="#000000" draw:textarea-horizontal-align="justify" draw:textarea-vertical-align="middle" draw:auto-grow-height="false" fo:min-height="0.828cm" fo:min-width="0cm"/>
    </style:style>
    <style:style style:name="gr17" style:family="graphic" style:parent-style-name="standard">
      <style:graphic-properties draw:stroke="none" draw:fill-color="#000000" draw:textarea-horizontal-align="justify" draw:textarea-vertical-align="middle" draw:auto-grow-height="false" fo:min-height="0.004cm" fo:min-width="0.26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6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1" style:family="graphic" style:parent-style-name="standard">
      <style:graphic-properties draw:stroke="none" draw:fill-color="#99ff66" draw:textarea-horizontal-align="justify" draw:textarea-vertical-align="middle" draw:auto-grow-height="false" fo:min-height="0.64cm" fo:min-width="2.612cm"/>
    </style:style>
    <style:style style:name="gr22" style:family="graphic" style:parent-style-name="standard">
      <style:graphic-properties draw:stroke="none" draw:fill-color="#ff3333" draw:textarea-horizontal-align="justify" draw:textarea-vertical-align="middle" draw:auto-grow-height="false" fo:min-height="0.64cm" fo:min-width="2.612cm"/>
    </style:style>
    <style:style style:name="gr2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solid" draw:fill-color="#6666ff"/>
      <style:paragraph-properties fo:text-align="center"/>
    </style:style>
    <style:style style:name="P3" style:family="paragraph">
      <loext:graphic-properties draw:fill="solid" draw:fill-color="#66ffff"/>
      <style:paragraph-properties fo:text-align="center"/>
    </style:style>
    <style:style style:name="P4" style:family="paragraph">
      <loext:graphic-properties draw:fill-color="#66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6666ff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</style:style>
    <style:style style:name="P11" style:family="paragraph">
      <style:paragraph-properties fo:text-align="center"/>
    </style:style>
    <style:style style:name="P12" style:family="paragraph">
      <loext:graphic-properties draw:fill-color="#99ff66"/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-color="#ff3333"/>
      <style:paragraph-properties fo:text-align="center"/>
      <style:text-properties fo:font-weight="bold" style:font-weight-asian="bold" style:font-weight-complex="bold"/>
    </style:style>
    <style:style style:name="P14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4.826cm" svg:height="8.382cm" svg:x="2.54cm" svg:y="5.3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draw:transform="rotate (1.5707963267949) translate (9.752cm 16.156cm)">
          <text:p/>
          <draw:enhanced-geometry svg:viewBox="0 0 21600 21600" draw:glue-points="10800 0 0 10800 10800 21600 21600 10800" draw:text-areas="3100 3100 18500 18500" draw:mirror-vertical="false" draw:mirror-horizontal="true" draw:type="flowchart-sequential-access" draw:enhanced-path="M 20980 18150 L 20980 21600 10670 21600 C 4770 21540 0 16720 0 10800 0 4840 4840 0 10800 0 16740 0 21600 4840 21600 10800 21600 13520 20550 16160 18670 18170 Z N"/>
        </draw:custom-shape>
        <draw:custom-shape draw:style-name="gr3" draw:text-style-name="P2" draw:layer="layout" svg:width="4.318cm" svg:height="7.874cm" svg:x="2.794cm" svg:y="5.5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318cm" svg:height="1.778cm" svg:x="2.794cm" svg:y="5.5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08cm" svg:height="0.508cm" svg:x="3.81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4.57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08cm" svg:height="0.508cm" svg:x="5.0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5.58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08cm" svg:height="0.508cm" svg:x="4.318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6.25cm" svg:y="7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" draw:text-style-name="P5" draw:layer="layout" svg:width="1.269cm" svg:height="3.047cm" draw:transform="rotate (1.5707963267949) translate (6.858cm 14.224cm)" svg:viewBox="0 0 1270 3048" draw:points="0,3048 1270,3048 1270,0">
          <text:p/>
        </draw:polyline>
        <draw:custom-shape draw:style-name="gr8" draw:text-style-name="P1" draw:layer="layout" svg:width="4.826cm" svg:height="3.302cm" svg:x="10.16cm" svg:y="1.7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7cm" svg:height="2.794cm" svg:x="13.462cm" svg:y="2.0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54cm" svg:height="2.794cm" svg:x="10.414cm" svg:y="2.032cm">
          <text:p/>
          <draw:enhanced-geometry svg:viewBox="0 0 21600 21600" draw:type="rectangle" draw:enhanced-path="M 0 0 L 21600 0 21600 21600 0 21600 0 0 Z N"/>
        </draw:custom-shape>
        <draw:polyline draw:style-name="gr11" draw:text-style-name="P5" draw:layer="layout" svg:width="2.285cm" svg:height="5.333cm" draw:transform="rotate (-1.5707963267949) translate (10.414cm 3.302cm)" svg:viewBox="0 0 2286 5334" draw:points="2286,5334 0,5334 0,0">
          <text:p/>
        </draw:polyline>
        <draw:custom-shape draw:style-name="gr12" draw:text-style-name="P1" draw:layer="layout" svg:width="3.302cm" svg:height="0.762cm" svg:x="13.462cm" svg:y="3.04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.54cm" svg:height="0.254cm" svg:x="10.414cm" svg:y="4.5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8.382cm" svg:x="15.748cm" svg:y="5.3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318cm" svg:height="1.524cm" svg:x="16.002cm" svg:y="11.93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.318cm" svg:height="6.35cm" svg:x="16.002cm" svg:y="5.588cm">
          <text:p/>
          <draw:enhanced-geometry svg:viewBox="0 0 21600 21600" draw:type="rectangle" draw:enhanced-path="M 0 0 L 21600 0 21600 21600 0 21600 0 0 Z N"/>
        </draw:custom-shape>
        <draw:polyline draw:style-name="gr11" draw:text-style-name="P5" draw:layer="layout" svg:width="1.777cm" svg:height="4.317cm" draw:transform="rotate (-1.5707963267949) translate (16.002cm 4.826cm)" svg:viewBox="0 0 1778 4318" draw:points="0,4318 1778,4318 1778,0">
          <text:p/>
        </draw:polyline>
        <draw:custom-shape draw:style-name="gr16" draw:text-style-name="P1" draw:layer="layout" svg:width="0.254cm" svg:height="1.524cm" svg:x="21.59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254cm" svg:height="1.524cm" svg:x="21.59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62cm" svg:height="0.254cm" svg:x="21.59cm" svg:y="7.36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254cm" svg:height="1.524cm" svg:x="21.59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254cm" svg:height="1.524cm" svg:x="21.59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62cm" svg:height="0.254cm" svg:x="21.59cm" svg:y="11.176cm">
          <text:p/>
          <draw:enhanced-geometry svg:viewBox="0 0 21600 21600" draw:type="rectangle" draw:enhanced-path="M 0 0 L 21600 0 21600 21600 0 21600 0 0 Z N"/>
        </draw:custom-shape>
        <draw:polyline draw:style-name="gr7" draw:text-style-name="P5" draw:layer="layout" svg:width="2.285cm" svg:height="7.365cm" draw:transform="rotate (1.5707963267949) translate (10.668cm 15.24cm)" svg:viewBox="0 0 2286 7366" draw:points="2286,7366 0,7366 0,0">
          <text:p/>
        </draw:polyline>
        <draw:frame draw:style-name="gr18" draw:text-style-name="P8" draw:layer="layout" svg:width="4.826cm" svg:height="0.962cm" svg:x="8.128cm" svg:y="11.43cm">
          <draw:text-box>
            <text:p>(1) Boiler Inlet</text:p>
          </draw:text-box>
        </draw:frame>
        <draw:frame draw:style-name="gr19" draw:text-style-name="P10" draw:layer="layout" svg:width="5.842cm" svg:height="1.673cm" svg:x="2.286cm" svg:y="1.375cm">
          <draw:text-box>
            <text:p text:style-name="P9">(2) Boiler Outlet</text:p>
            <text:p text:style-name="P9">(Sat. Vap.)</text:p>
          </draw:text-box>
        </draw:frame>
        <draw:frame draw:style-name="gr19" draw:text-style-name="P8" draw:layer="layout" svg:width="5.842cm" svg:height="1.673cm" svg:x="9.652cm" svg:y="6.858cm">
          <draw:text-box>
            <text:p text:style-name="P9">(3) Condenser Inlet</text:p>
          </draw:text-box>
        </draw:frame>
        <draw:frame draw:style-name="gr20" draw:text-style-name="P10" draw:layer="layout" svg:width="7.112cm" svg:height="1.673cm" svg:x="13.462cm" svg:y="15.494cm">
          <draw:text-box>
            <text:p text:style-name="P9">(4) Condenser Outlet</text:p>
            <text:p text:style-name="P9">(Sat. Liq.)</text:p>
          </draw:text-box>
        </draw:frame>
        <draw:custom-shape draw:style-name="gr21" draw:text-style-name="P12" draw:layer="layout" svg:width="3.556cm" svg:height="1.778cm" svg:x="17.272cm" svg:y="2.54cm">
          <text:p text:style-name="P11"><text:span text:style-name="T1">WORK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2" draw:layer="layout" svg:width="3.556cm" svg:height="1.778cm" draw:transform="rotate (1.5707963267949) translate (9.906cm 19.812cm)">
          <text:p text:style-name="P11"><text:span text:style-name="T1">WORK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3" draw:layer="layout" svg:width="3.556cm" svg:height="1.778cm" draw:transform="rotate (1.5707963267949) translate (4.064cm 17.272cm)">
          <text:p text:style-name="P11"><text:span text:style-name="T1">HEA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3" draw:layer="layout" svg:width="3.556cm" svg:height="1.778cm" svg:x="20.574cm" svg:y="8.382cm">
          <text:p text:style-name="P11"><text:span text:style-name="T1">HEA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3" draw:layer="layout" svg:width="13.968cm" svg:height="10.476cm" svg:x="3.81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2T16:14:04.321205047</meta:creation-date>
    <meta:generator>LibreOffice/5.1.6.2$Linux_X86_64 LibreOffice_project/10m0$Build-2</meta:generator>
    <dc:date>2018-11-24T17:08:21.910618891</dc:date>
    <meta:editing-duration>PT14M1S</meta:editing-duration>
    <meta:editing-cycles>3</meta:editing-cycles>
    <meta:document-statistic meta:object-count="59"/>
  </office:meta>
</office:document-meta>
</file>